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03fbb3" officeooo:paragraph-rsid="0003fbb3"/>
    </style:style>
    <style:style style:name="P2" style:family="paragraph" style:parent-style-name="Standard">
      <style:text-properties officeooo:rsid="0003fbb3" officeooo:paragraph-rsid="0003fbb3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 style:list-style-name="L1"/>
    <style:style style:name="P5" style:family="paragraph" style:parent-style-name="Text_20_body">
      <style:paragraph-properties fo:margin-top="0cm" fo:margin-bottom="0cm" style:contextual-spacing="false"/>
      <style:text-properties officeooo:paragraph-rsid="0004710c"/>
    </style:style>
    <style:style style:name="P6" style:family="paragraph" style:parent-style-name="Text_20_body">
      <style:text-properties officeooo:paragraph-rsid="0004710c"/>
    </style:style>
    <style:style style:name="T1" style:family="text">
      <style:text-properties style:text-position="super 58%"/>
    </style:style>
    <style:style style:name="T2" style:family="text">
      <style:text-properties officeooo:rsid="0004710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cedimiento para el cálculo y calibración del flujo</text:p>
      <text:p text:style-name="P2"/>
      <text:h text:style-name="P1" text:outline-level="2">1️⃣ Área del émbolo</text:h>
      <text:p text:style-name="P5">A=π×(8.26​/<text:span text:style-name="T2">2</text:span>)<text:span text:style-name="T1">2</text:span> </text:p>
      <text:p text:style-name="P5">A≈π×(4.13)<text:span text:style-name="T1">2</text:span>≈π×17.0569≈53.58mm2 </text:p>
      <text:p text:style-name="Horizontal_20_Line"/>
      <text:h text:style-name="Heading_20_2" text:outline-level="2">2️⃣ Avance para 1 ml</text:h>
      <text:p text:style-name="Text_20_body">1 ml = 1000 mm³</text:p>
      <text:p text:style-name="P3">avance= <text:span text:style-name="T2">(1000/</text:span>53.58<text:span text:style-name="T2">)</text:span>≈18.66mm </text:p>
      <text:p text:style-name="Horizontal_20_Line"/>
      <text:h text:style-name="Heading_20_2" text:outline-level="2">3️⃣ Pasos por mm</text:h>
      <text:list xml:id="list3317578504" text:style-name="L1">
        <text:list-item>
          <text:p text:style-name="P4">Tornillo M6 paso estándar: <text:span text:style-name="Strong_20_Emphasis">1 mm/vuelta</text:span></text:p>
        </text:list-item>
        <text:list-item>
          <text:p text:style-name="P4">Motor NEMA17: <text:span text:style-name="Strong_20_Emphasis">200 pasos/vuelta</text:span></text:p>
        </text:list-item>
        <text:list-item>
          <text:p text:style-name="P4">Microstepping: <text:span text:style-name="Strong_20_Emphasis">16</text:span></text:p>
        </text:list-item>
      </text:list>
      <text:p text:style-name="P3"> por mmpasos por mm=200×16=3200μpasos/mm </text:p>
      <text:p text:style-name="Horizontal_20_Line"/>
      <text:h text:style-name="Heading_20_2" text:outline-level="2">4️⃣ Pasos por ml</text:h>
      <text:p text:style-name="P3">pasos/ml=18.66mm×3200≈59712μpasos </text:p>
      <text:p text:style-name="Horizontal_20_Line"/>
      <text:h text:style-name="Heading_20_2" text:outline-level="2">5️⃣ Pasos por segundo según flujo</text:h>
      <text:p text:style-name="Text_20_body">Si <text:span text:style-name="Source_20_Text">flujoValor</text:span> = 1 ml/h:</text:p>
      <text:p text:style-name="P6">pasos/hora=59712 pasos/segundo≈59712/3600​≈16.59 </text:p>
      <text:p text:style-name="Text_20_body">Eso es <text:span text:style-name="Strong_20_Emphasis">1 paso cada ~60 300 µs</text:span>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20:41:16.144864977</meta:creation-date>
    <dc:date>2025-08-10T20:48:00.380507538</dc:date>
    <meta:editing-duration>PT6M45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8" meta:word-count="76" meta:character-count="502" meta:non-whitespace-character-count="429"/>
  </office:meta>
</office:document-meta>
</file>